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c6b4" officeooo:paragraph-rsid="001cc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operacyjny: win11</text:p>
      <text:p text:style-name="P1">Środowisko programistyczne: Visual Studio Community 2022</text:p>
      <text:p text:style-name="P1">Język programowania: C++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09:25:59.287000000</dc:date>
    <meta:editing-duration>PT43S</meta:editing-duration>
    <meta:editing-cycles>1</meta:editing-cycles>
    <meta:document-statistic meta:table-count="0" meta:image-count="0" meta:object-count="0" meta:page-count="1" meta:paragraph-count="3" meta:word-count="12" meta:character-count="104" meta:non-whitespace-character-count="95"/>
    <meta:generator>LibreOffice/7.3.5.2$Windows_X86_64 LibreOffice_project/184fe81b8c8c30d8b5082578aee2fed2ea847c01</meta:generator>
  </office:meta>
</office:document-meta>
</file>